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3d616" officeooo:paragraph-rsid="00149e4e"/>
    </style:style>
    <style:style style:name="P2" style:family="paragraph" style:parent-style-name="Standard">
      <style:text-properties officeooo:rsid="00149e4e" officeooo:paragraph-rsid="00149e4e"/>
    </style:style>
    <style:style style:name="P3" style:family="paragraph" style:parent-style-name="Standard">
      <style:text-properties officeooo:rsid="0015648d" officeooo:paragraph-rsid="0015648d"/>
    </style:style>
    <style:style style:name="T1" style:family="text">
      <style:text-properties officeooo:rsid="00149e4e"/>
    </style:style>
    <style:style style:name="T2" style:family="text">
      <style:text-properties style:font-name="Liberation Mono"/>
    </style:style>
    <style:style style:name="T3" style:family="text">
      <style:text-properties style:font-name="Liberation Mono" fo:font-weight="bold" style:font-weight-asian="bold" style:font-weight-complex="bold"/>
    </style:style>
    <style:style style:name="T4" style:family="text">
      <style:text-properties style:font-name="Liberation Mono" fo:font-weight="bold" officeooo:rsid="00149e4e" style:font-weight-asian="bold" style:font-weight-complex="bold"/>
    </style:style>
    <style:style style:name="T5" style:family="text">
      <style:text-properties style:font-name="Liberation Mono" officeooo:rsid="00149e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Dump Divergence Bug</text:p>
      <text:p text:style-name="P1">To make a dump from which a simulation c<text:span text:style-name="T1">an</text:span> be resumed the entire state <text:span text:style-name="T1">must be saved</text:span>, <text:span text:style-name="T1">i.e.</text:span> <text:s/>all <text:span text:style-name="T3">WELL</text:span> states, <text:span text:style-name="T1">the </text:span><text:span text:style-name="T4">IDGen</text:span><text:span text:style-name="T1"> state, <text:s/>the state of the agent controller </text:span><text:span text:style-name="T4">m_pAgentController</text:span><text:span text:style-name="T1"> (including the states of its </text:span><text:span text:style-name="T4">L2List</text:span><text:span text:style-name="T5">s</text:span><text:span text:style-name="T1">), as well as the array of <text:s/>previous deaths, </text:span><text:span text:style-name="T4">m_pPrevD</text:span><text:span text:style-name="T1"> (for </text:span><text:span text:style-name="T4">recycleDeadSpaceNew()</text:span>.</text:p>
      <text:p text:style-name="P1"/>
      <text:p text:style-name="P2">Experimental dumps and restores showed that the resumed simulation started to diverge after a certain number of steps (sometimes several hundred). Intense debugging showed that before the divergence all states of the resumed simulation were equal to the states of the original simulation.</text:p>
      <text:p text:style-name="P2">However the first divergence was caused by an agent traveling to Australia in the original simulation but not in the resumed one.</text:p>
      <text:p text:style-name="P2"/>
      <text:p text:style-name="P3">The problem was in the <text:span text:style-name="T3">Navigate</text:span> module: when the environment changed, the existing seaways were not removed, which meant that the number of seaways increased. Therefore, agents in the original simulation had more opportunities to reach Australia than in the resumed simulation with its fewer seaways.</text:p>
      <text:p text:style-name="P3"/>
      <text:p text:style-name="P3">After adding a <text:span text:style-name="T3">cleanup()</text:span> method to <text:span text:style-name="T3">Navigate</text:span> that was called in <text:span text:style-name="T3">recalculate()</text:span> before every update, the problem was solved - resumed simulations ran identically to the original 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09:06:12.950523062</meta:creation-date>
    <dc:date>2018-02-06T09:43:37.898784197</dc:date>
    <meta:editing-duration>PT7M4S</meta:editing-duration>
    <meta:editing-cycles>1</meta:editing-cycles>
    <meta:document-statistic meta:table-count="0" meta:image-count="0" meta:object-count="0" meta:page-count="1" meta:paragraph-count="6" meta:word-count="191" meta:character-count="1217" meta:non-whitespace-character-count="1029"/>
    <meta:generator>LibreOffice/4.4.5.2$Linux_X86_64 LibreOffice_project/40m0$Build-2</meta:generator>
  </office:meta>
</office:document-meta>
</file>